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435cm" fo:min-width="5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weight="normal"/>
    </style:style>
    <style:style style:name="P3" style:family="paragraph">
      <loext:graphic-properties draw:fill="none" draw:fill-color="#ffffff"/>
      <style:text-properties fo:font-weight="normal"/>
    </style:style>
    <style:style style:name="P4" style:family="paragraph">
      <loext:graphic-properties draw:fill="none"/>
      <style:paragraph-properties fo:text-align="center"/>
      <style:text-properties fo:font-weight="normal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1.5cm" svg:x="3cm" svg:y="2cm">
          <text:p text:style-name="P1">Feature categori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1.685cm" svg:x="10.5cm" svg:y="1.815cm">
          <text:p text:style-name="P1">Necessary page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256cm" svg:height="19.448cm" svg:x="3.212cm" svg:y="4.162cm">
          <draw:text-box>
            <text:p text:style-name="P2">Booking</text:p>
            <text:p text:style-name="P2"/>
            <text:p text:style-name="P2">Cabins</text:p>
            <text:p text:style-name="P2"/>
            <text:p text:style-name="P2">Guests</text:p>
            <text:p text:style-name="P2"/>
            <text:p text:style-name="P2">Dashboard</text:p>
            <text:p text:style-name="P2"/>
            <text:p text:style-name="P2">Check in and out</text:p>
            <text:p text:style-name="P2"/>
            <text:p text:style-name="P2">App Setting</text:p>
            <text:p text:style-name="P2"/>
            <text:p text:style-name="P2">Authentications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draw:text-box>
        </draw:frame>
        <draw:frame draw:style-name="gr3" draw:text-style-name="P3" draw:layer="layout" svg:width="0.68cm" svg:height="0.962cm" svg:x="3.941cm" svg:y="10.958cm">
          <draw:text-box>
            <text:p text:style-name="P2"><text:s/></text:p>
          </draw:text-box>
        </draw:frame>
        <draw:frame draw:style-name="gr3" draw:text-style-name="P3" draw:layer="layout" svg:width="0.858cm" svg:height="2.384cm" svg:x="18.982cm" svg:y="13cm">
          <draw:text-box>
            <text:p text:style-name="P2"><text:s text:c="2"/></text:p>
            <text:p text:style-name="P2"><text:s/></text:p>
            <text:p text:style-name="P2"><text:s/></text:p>
          </draw:text-box>
        </draw:frame>
        <draw:frame draw:style-name="gr3" draw:text-style-name="P3" draw:layer="layout" svg:width="5.29cm" svg:height="10.916cm" svg:x="10cm" svg:y="4.401cm">
          <draw:text-box>
            <text:p text:style-name="P2">Dashboard</text:p>
            <text:p text:style-name="P2"/>
            <text:p text:style-name="P2">Bookings</text:p>
            <text:p text:style-name="P2"/>
            <text:p text:style-name="P2">Cabins</text:p>
            <text:p text:style-name="P2"/>
            <text:p text:style-name="P2">Booking check in</text:p>
            <text:p text:style-name="P2"/>
            <text:p text:style-name="P2">App Setting</text:p>
            <text:p text:style-name="P2"/>
            <text:p text:style-name="P2">User sign up</text:p>
            <text:p text:style-name="P2"/>
            <text:p text:style-name="P2">Login</text:p>
            <text:p text:style-name="P2"/>
            <text:p text:style-name="P2">Account setting</text:p>
          </draw:text-box>
        </draw:frame>
        <draw:frame draw:style-name="gr3" draw:text-style-name="P3" draw:layer="layout" svg:width="5.925cm" svg:height="9.494cm" svg:x="16.5cm" svg:y="4.919cm">
          <draw:text-box>
            <text:p text:style-name="P2">/dashboard</text:p>
            <text:p text:style-name="P2"/>
            <text:p text:style-name="P2">/bookings</text:p>
            <text:p text:style-name="P2"/>
            <text:p text:style-name="P2">/cabins</text:p>
            <text:p text:style-name="P2"/>
            <text:p text:style-name="P2">/checkin/:bookingId</text:p>
            <text:p text:style-name="P2"/>
            <text:p text:style-name="P2">/settings</text:p>
            <text:p text:style-name="P2"/>
            <text:p text:style-name="P2">/users</text:p>
            <text:p text:style-name="P2">/login</text:p>
            <text:p text:style-name="P2">/account</text:p>
          </draw:text-box>
        </draw:frame>
        <draw:line draw:style-name="gr4" draw:text-style-name="P4" draw:layer="layout" svg:x1="6cm" svg:y1="5cm" svg:x2="10.5cm" svg:y2="6.5cm">
          <text:p/>
        </draw:line>
        <draw:line draw:style-name="gr5" draw:text-style-name="P4" draw:layer="layout" svg:x1="5.5cm" svg:y1="6cm" svg:x2="10cm" svg:y2="7.5cm">
          <text:p/>
        </draw:line>
        <draw:line draw:style-name="gr6" draw:text-style-name="P4" draw:layer="layout" svg:x1="8cm" svg:y1="10cm" svg:x2="10.5cm" svg:y2="9.5cm">
          <text:p/>
        </draw:line>
        <draw:line draw:style-name="gr7" draw:text-style-name="P4" draw:layer="layout" svg:x1="7cm" svg:y1="11.5cm" svg:x2="10.5cm" svg:y2="10.5cm">
          <text:p/>
        </draw:line>
        <draw:line draw:style-name="gr8" draw:text-style-name="P4" draw:layer="layout" svg:x1="7.5cm" svg:y1="13cm" svg:x2="10cm" svg:y2="12cm">
          <text:p/>
        </draw:line>
        <draw:line draw:style-name="gr9" draw:text-style-name="P4" draw:layer="layout" svg:x1="7.5cm" svg:y1="13.5cm" svg:x2="10cm" svg:y2="13.5cm">
          <text:p/>
        </draw:line>
        <draw:line draw:style-name="gr10" draw:text-style-name="P4" draw:layer="layout" svg:x1="7.5cm" svg:y1="13.5cm" svg:x2="10cm" svg:y2="15cm">
          <text:p/>
        </draw: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6:08:45.503328780</meta:creation-date>
    <dc:date>2023-10-12T16:36:20.990359063</dc:date>
    <meta:editing-duration>PT6M18S</meta:editing-duration>
    <meta:editing-cycles>1</meta:editing-cycles>
    <meta:document-statistic meta:object-count="37"/>
    <meta:generator>LibreOffice/7.3.7.2$Linux_X86_64 LibreOffice_project/30$Build-2</meta:generator>
  </office:meta>
</office:document-meta>
</file>